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2.656cm"/>
    </style:style>
    <style:style style:name="gr4" style:family="graphic" style:parent-style-name="standard">
      <style:graphic-properties draw:stroke="none" draw:fill="none" fo:min-height="0.7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fo:min-height="12.048cm"/>
    </style:style>
    <style:style style:name="gr7" style:family="graphic" style:parent-style-name="standard">
      <style:graphic-properties draw:stroke="none" draw:fill="none" fo:min-height="7.031cm"/>
    </style:style>
    <style:style style:name="gr8" style:family="graphic" style:parent-style-name="standard">
      <style:graphic-properties draw:stroke="none" draw:fill="none" fo:min-height="5.103cm"/>
    </style:style>
    <style:style style:name="gr9" style:family="graphic" style:parent-style-name="standard">
      <style:graphic-properties draw:stroke="none" draw:fill="none" fo:min-height="5.161cm"/>
    </style:style>
    <style:style style:name="gr10" style:family="graphic" style:parent-style-name="standard">
      <style:graphic-properties draw:stroke="none" draw:fill="none" fo:min-height="2.875cm"/>
    </style:style>
    <style:style style:name="gr11" style:family="graphic" style:parent-style-name="standard">
      <style:graphic-properties draw:stroke="none" draw:fill="none" fo:min-height="4.322cm"/>
    </style:style>
    <style:style style:name="gr12" style:family="graphic" style:parent-style-name="standard">
      <style:graphic-properties draw:stroke="none" draw:fill="none" fo:min-height="2.29cm"/>
    </style:style>
    <style:style style:name="gr13" style:family="graphic" style:parent-style-name="standard">
      <style:graphic-properties draw:stroke="none" draw:fill="none" fo:min-height="7.741cm"/>
    </style:style>
    <style:style style:name="pr1" style:family="presentation" style:parent-style-name="Default-title">
      <style:graphic-properties draw:auto-grow-height="true" fo:min-height="1.407cm"/>
    </style:style>
    <style:style style:name="pr2" style:family="presentation" style:parent-style-name="Default-outline1">
      <style:graphic-properties fo:min-height="8.88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3.21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1.407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1pt"/>
    </style:style>
    <style:style style:name="P5" style:family="paragraph">
      <loext:graphic-properties draw:fill="none"/>
      <style:text-properties fo:font-size="21pt" style:font-size-asian="22pt" style:font-size-complex="22pt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loext:graphic-properties draw:fill="none"/>
      <style:text-properties fo:font-size="22pt" style:font-size-asian="22pt" style:font-size-complex="22pt"/>
    </style:style>
    <style:style style:name="T1" style:family="text">
      <style:text-properties fo:color="#007fff" style:font-size-asian="22pt" style:font-size-complex="22pt"/>
    </style:style>
    <style:style style:name="T2" style:family="text">
      <style:text-properties style:font-size-asian="22pt" style:font-size-complex="22pt"/>
    </style:style>
    <style:style style:name="T3" style:family="text">
      <style:text-properties fo:color="#007fff" fo:font-size="28pt" style:font-size-asian="28pt" style:font-size-complex="2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7fff" fo:font-size="22pt" style:font-size-asian="22pt" style:font-size-complex="2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008000" fo:font-size="22pt" style:font-size-asian="22pt" style:font-size-complex="22pt"/>
    </style:style>
    <style:style style:name="T8" style:family="text">
      <style:text-properties fo:color="#00803f" fo:font-size="22pt" style:font-size-asian="22pt" style:font-size-complex="22pt"/>
    </style:style>
    <style:style style:name="T9" style:family="text">
      <style:text-properties fo:color="#0000ff" fo:font-size="22pt" style:font-size-asian="22pt" style:font-size-complex="22pt"/>
    </style:style>
    <style:style style:name="T10" style:family="text">
      <style:text-properties fo:color="#a80000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a8" fo:font-size="100%"/>
      </text:list-level-style-number>
      <text:list-level-style-bullet text:level="2" text:bullet-char="➢">
        <style:list-level-properties/>
        <style:text-properties fo:font-family="StarSymbol" style:font-charset="x-symbol" fo:color="#0000a8" fo:font-size="100%"/>
      </text:list-level-style-bullet>
      <text:list-level-style-bullet text:level="3" text:bullet-char="➢">
        <style:list-level-properties text:space-before="0.635cm" text:min-label-width="1.016cm"/>
        <style:text-properties fo:font-family="StarSymbol" style:font-charset="x-symbol" fo:color="#0000a8" fo:font-size="100%"/>
      </text:list-level-style-bullet>
      <text:list-level-style-bullet text:level="4" text:bullet-char="➢">
        <style:list-level-properties text:space-before="1.27cm" text:min-label-width="1.016cm"/>
        <style:text-properties fo:font-family="StarSymbol" style:font-charset="x-symbol" fo:color="#0000a8" fo:font-size="100%"/>
      </text:list-level-style-bullet>
      <text:list-level-style-bullet text:level="5" text:bullet-char="➢">
        <style:list-level-properties text:space-before="1.905cm" text:min-label-width="1.016cm"/>
        <style:text-properties fo:font-family="StarSymbol" style:font-charset="x-symbol" fo:color="#0000a8" fo:font-size="100%"/>
      </text:list-level-style-bullet>
      <text:list-level-style-bullet text:level="6" text:bullet-char="➢">
        <style:list-level-properties text:space-before="2.54cm" text:min-label-width="1.016cm"/>
        <style:text-properties fo:font-family="StarSymbol" style:font-charset="x-symbol" fo:color="#0000a8" fo:font-size="100%"/>
      </text:list-level-style-bullet>
      <text:list-level-style-bullet text:level="7" text:bullet-char="➢">
        <style:list-level-properties text:space-before="3.175cm" text:min-label-width="1.016cm"/>
        <style:text-properties fo:font-family="StarSymbol" style:font-charset="x-symbol" fo:color="#0000a8" fo:font-size="100%"/>
      </text:list-level-style-bullet>
      <text:list-level-style-bullet text:level="8" text:bullet-char="➢">
        <style:list-level-properties text:space-before="3.81cm" text:min-label-width="1.016cm"/>
        <style:text-properties fo:font-family="StarSymbol" style:font-charset="x-symbol" fo:color="#0000a8" fo:font-size="100%"/>
      </text:list-level-style-bullet>
      <text:list-level-style-bullet text:level="9" text:bullet-char="➢">
        <style:list-level-properties text:space-before="4.445cm" text:min-label-width="1.016cm"/>
        <style:text-properties fo:font-family="StarSymbol" style:font-charset="x-symbol" fo:color="#0000a8" fo:font-size="100%"/>
      </text:list-level-style-bullet>
      <text:list-level-style-bullet text:level="10" text:bullet-char="➢">
        <style:list-level-properties text:space-before="5.08cm" text:min-label-width="1.016cm"/>
        <style:text-properties fo:font-family="StarSymbol" style:font-charset="x-symbol" fo:color="#0000a8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7.046cm" svg:height="1.407cm" svg:x="0.477cm" svg:y="0.371cm" presentation:class="title">
          <draw:text-box>
            <text:p>Separate Code into Several Files</text:p>
          </draw:text-box>
        </draw:frame>
        <draw:frame presentation:style-name="pr2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Reasons to Separate</text:p>
                <text:list>
                  <text:list-item>
                    <text:p>Each team member do one part of the code, then combine</text:p>
                  </text:list-item>
                  <text:list-item>
                    <text:p>Make code more readable / easy debugging</text:p>
                  </text:list-item>
                  <text:list-item>
                    <text:p>Good for large program</text:p>
                  </text:list-item>
                </text:list>
              </text:list-item>
              <text:list-item>
                <text:p>Reasons to not Separate</text:p>
                <text:list>
                  <text:list-item>
                    <text:p>Code becomes more difficult to be debugged</text:p>
                  </text:list-item>
                  <text:list-item>
                    <text:p>Program development time is shorter if not separate</text:p>
                  </text:list-item>
                  <text:list-item>
                    <text:p>Good for small program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8.542cm" svg:height="0.954cm" svg:x="0.254cm" svg:y="14.478cm">
          <draw:text-box>
            <text:p>5313 Lesson 02, Appendix: Code in multiple files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7.046cm" svg:height="1.407cm" svg:x="0.477cm" svg:y="0.371cm" presentation:class="title">
          <draw:text-box>
            <text:p>Empty / no __init__.py case</text:p>
          </draw:text-box>
        </draw:frame>
        <draw:frame presentation:style-name="pr4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Python interpreter does not automatically know which folder to search for the module, with import statement</text:p>
                <text:list>
                  <text:list-item>
                    <text:p>Put __init__.py into that directory to tell that there is a module to search for</text:p>
                    <text:p/>
                  </text:list-item>
                  <text:list-item>
                    <text:p>Without putting the empty __init__.py, jupyter notebook &amp; terminal python may create __pycache__ folder and make the code work too. (tested on ubuntu 17.04, python 3.6)</text:p>
                  </text:list-item>
                </text:list>
              </text:list-item>
              <text:list-item>
                <text:p/>
                <text:list>
                  <text:list-item>
                    <text:p>__.init__.py can be an empty file, but should import other fi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7.457cm" svg:height="1.407cm" svg:x="0.417cm" svg:y="0.371cm" presentation:class="title" presentation:user-transformed="true">
          <draw:text-box>
            <text:p>Files structure</text:p>
          </draw:text-box>
        </draw:frame>
        <draw:frame draw:style-name="gr3" draw:text-style-name="P5" draw:layer="layout" svg:width="9.359cm" svg:height="15.119cm" svg:x="18.073cm" svg:y="0.254cm">
          <draw:text-box>
            <text:p text:style-name="P4"><text:span text:style-name="T1">program/</text:span></text:p>
            <text:p text:style-name="P4"><text:span text:style-name="T2"><text:s text:c="4"/></text:span><text:span text:style-name="T2">main.ipynb</text:span></text:p>
            <text:p text:style-name="P4"><text:span text:style-name="T2"><text:s text:c="4"/></text:span><text:span text:style-name="T2">main_sub.py</text:span></text:p>
            <text:p text:style-name="P4"><text:span text:style-name="T2"><text:s text:c="4"/></text:span><text:span text:style-name="T1">pkg/</text:span></text:p>
            <text:p text:style-name="P4"><text:span text:style-name="T2"><text:s text:c="8"/></text:span><text:span text:style-name="T2">f_pk.py</text:span></text:p>
            <text:p text:style-name="P4"><text:span text:style-name="T2"><text:s text:c="8"/></text:span><text:span text:style-name="T1">pkg1/</text:span></text:p>
            <text:p text:style-name="P4"><text:span text:style-name="T2"><text:s text:c="12"/></text:span><text:span text:style-name="T2">f_pk1.py</text:span></text:p>
            <text:p text:style-name="P4"><text:span text:style-name="T2"><text:s text:c="12"/></text:span><text:span text:style-name="T1">pk1a/</text:span></text:p>
            <text:p text:style-name="P4"><text:span text:style-name="T2"><text:s text:c="16"/></text:span><text:span text:style-name="T2">f_pk1a.py</text:span></text:p>
            <text:p text:style-name="P4"><text:span text:style-name="T2"><text:s text:c="12"/></text:span><text:span text:style-name="T1">pk1b/</text:span></text:p>
            <text:p text:style-name="P4"><text:span text:style-name="T2"><text:s text:c="16"/></text:span><text:span text:style-name="T2">__init__.py</text:span></text:p>
            <text:p text:style-name="P4"><text:span text:style-name="T2"><text:s text:c="16"/></text:span><text:span text:style-name="T2">f_pk1b.py</text:span></text:p>
            <text:p text:style-name="P4"><text:span text:style-name="T2"><text:s text:c="8"/></text:span><text:span text:style-name="T1">pkg2/</text:span></text:p>
            <text:p text:style-name="P4"><text:span text:style-name="T2"><text:s text:c="12"/></text:span><text:span text:style-name="T2">f_pk2.py</text:span></text:p>
            <text:p text:style-name="P4"><text:span text:style-name="T2"><text:s text:c="12"/></text:span><text:span text:style-name="T1">pk2a/</text:span></text:p>
            <text:p text:style-name="P4"><text:span text:style-name="T2"><text:s text:c="16"/></text:span><text:span text:style-name="T2">f_pk2a.py</text:span></text:p>
            <text:p text:style-name="P4"><text:span text:style-name="T2"><text:s text:c="12"/></text:span><text:span text:style-name="T1">pk2b/</text:span></text:p>
            <text:p text:style-name="P4"><text:span text:style-name="T2"><text:s text:c="16"/></text:span><text:span text:style-name="T2">f_pk2b.py</text:span></text:p>
          </draw:text-box>
        </draw:frame>
        <draw:frame presentation:style-name="pr4" draw:layer="layout" svg:width="16.255cm" svg:height="13.462cm" svg:x="0.509cm" svg:y="2.032cm" presentation:class="outline" presentation:user-transformed="true">
          <draw:text-box>
            <text:list text:style-name="L2">
              <text:list-item>
                <text:list>
                  <text:list-item>
                    <text:p>Package = directory name</text:p>
                    <text:list>
                      <text:list-item>
                        <text:p>Module that contain other module</text:p>
                      </text:list-item>
                    </text:list>
                  </text:list-item>
                  <text:list-item>
                    <text:p>Module = file name (.py)</text:p>
                    <text:p/>
                  </text:list-item>
                </text:list>
                <text:p>Import statement allow the search to occu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7.046cm" svg:height="1.407cm" svg:x="0.477cm" svg:y="0.371cm" presentation:class="title">
          <draw:text-box>
            <text:p>Case 2: Using __init__.py to import other pkg/modu</text:p>
          </draw:text-box>
        </draw:frame>
        <draw:frame presentation:style-name="pr4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import parent.one</text:p>
                <text:list>
                  <text:list-item>
                    <text:p>Implicitly execute</text:p>
                    <text:list>
                      <text:list-item>
                        <text:p>parent/__init__.py</text:p>
                      </text:list-item>
                      <text:list-item>
                        <text:p>parent/one/__init__.p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6" draw:layer="layout" svg:width="14.002cm" svg:height="0.955cm" svg:x="0.222cm" svg:y="14.285cm">
          <draw:text-box>
            <text:p>https://docs.python.org/3.6/tutorial/modules.html</text:p>
          </draw:text-box>
        </draw:frame>
        <draw:frame draw:style-name="gr4" draw:text-style-name="P6" draw:layer="layout" svg:width="13.617cm" svg:height="0.955cm" svg:x="0.222cm" svg:y="13.462cm">
          <draw:text-box>
            <text:p>https://docs.python.org/3/reference/import.html</text:p>
          </draw:text-box>
        </draw:frame>
        <draw:frame draw:style-name="gr5" draw:text-style-name="P7" draw:layer="layout" svg:width="7.874cm" svg:height="9.019cm" svg:x="18.796cm" svg:y="2.411cm">
          <draw:text-box>
            <text:p><text:span text:style-name="T3">parent/</text:span></text:p>
            <text:p><text:span text:style-name="T4"><text:s text:c="4"/></text:span><text:span text:style-name="T4">__init__.py</text:span></text:p>
            <text:p><text:span text:style-name="T4"><text:s text:c="4"/></text:span><text:span text:style-name="T3">one/</text:span></text:p>
            <text:p><text:span text:style-name="T4"><text:s text:c="8"/></text:span><text:span text:style-name="T4">__init__.py</text:span></text:p>
            <text:p><text:span text:style-name="T4"><text:s text:c="4"/></text:span><text:span text:style-name="T3">two/</text:span></text:p>
            <text:p><text:span text:style-name="T4"><text:s text:c="8"/></text:span><text:span text:style-name="T4">__init__.py</text:span></text:p>
            <text:p><text:span text:style-name="T4"><text:s text:c="4"/></text:span><text:span text:style-name="T3">three/</text:span></text:p>
            <text:p><text:span text:style-name="T4"><text:s text:c="8"/></text:span><text:span text:style-name="T4">__init__.p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7.046cm" svg:height="1.407cm" svg:x="0.477cm" svg:y="0.371cm" presentation:class="title">
          <draw:text-box>
            <text:p>Content of __init__.py</text:p>
          </draw:text-box>
        </draw:frame>
        <draw:frame presentation:style-name="pr4" draw:layer="layout" svg:width="27.335cm" svg:height="13.462cm" svg:x="0.508cm" svg:y="2.032cm" presentation:class="outline">
          <draw:text-box>
            <text:list text:style-name="L2">
              <text:list-item>
                <text:p>May contain __all__ (list when want to import *)</text:p>
              </text:list-item>
              <text:list-item>
                <text:p/>
              </text:list-item>
              <text:list-item>
                <text:p>Simplest method is to import each files / folders that are in the same path of __init__.p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12.283cm" svg:height="1.407cm" svg:x="14.133cm" svg:y="1.133cm" presentation:class="title" presentation:user-transformed="true">
          <draw:text-box>
            <text:p>Case 2: File structures</text:p>
          </draw:text-box>
        </draw:frame>
        <draw:frame draw:style-name="gr6" draw:text-style-name="P8" draw:layer="layout" svg:width="7.874cm" svg:height="14.871cm" svg:x="0.508cm" svg:y="0.369cm">
          <draw:text-box>
            <text:p><text:span text:style-name="T5">program/</text:span></text:p>
            <text:p><text:span text:style-name="T6"><text:s text:c="4"/></text:span><text:span text:style-name="T6">main.ipynb</text:span></text:p>
            <text:p><text:span text:style-name="T6"><text:s text:c="4"/></text:span><text:span text:style-name="T6">main_sub.py</text:span></text:p>
            <text:p><text:span text:style-name="T6"><text:s text:c="4"/></text:span><text:span text:style-name="T5">better_package/</text:span></text:p>
            <text:p><text:span text:style-name="T6"><text:s text:c="8"/></text:span><text:span text:style-name="T6">f_bpk.py</text:span></text:p>
            <text:p><text:span text:style-name="T6"><text:s text:c="8"/></text:span><text:span text:style-name="T6">__init__.py</text:span></text:p>
            <text:p><text:span text:style-name="T6"><text:s text:c="8"/></text:span><text:span text:style-name="T5">bpkg1/</text:span></text:p>
            <text:p><text:span text:style-name="T6"><text:s text:c="12"/></text:span><text:span text:style-name="T6">__init__.py</text:span></text:p>
            <text:p><text:span text:style-name="T6"><text:s text:c="12"/></text:span><text:span text:style-name="T6">f_bpk1.py</text:span></text:p>
            <text:p><text:span text:style-name="T6"><text:s text:c="12"/></text:span><text:span text:style-name="T6">f2_bpk1.py</text:span></text:p>
            <text:p><text:span text:style-name="T6"><text:s text:c="12"/></text:span><text:span text:style-name="T5">bpk1a/</text:span></text:p>
            <text:p><text:span text:style-name="T6"><text:s text:c="16"/></text:span><text:span text:style-name="T6">__init__.py</text:span></text:p>
            <text:p><text:span text:style-name="T6"><text:s text:c="16"/></text:span><text:span text:style-name="T6">f_bpk1a.py</text:span></text:p>
            <text:p><text:span text:style-name="T6"><text:s text:c="12"/></text:span><text:span text:style-name="T5">bpk1b/</text:span></text:p>
            <text:p><text:span text:style-name="T6"><text:s text:c="16"/></text:span><text:span text:style-name="T6">__init__.py</text:span></text:p>
            <text:p><text:span text:style-name="T6"><text:s text:c="16"/></text:span><text:span text:style-name="T6">f_pk1b.py</text:span></text:p>
            <text:p><text:span text:style-name="T6"><text:s/></text:span></text:p>
          </draw:text-box>
        </draw:frame>
        <draw:frame draw:style-name="gr7" draw:text-style-name="P8" draw:layer="layout" svg:width="9.494cm" svg:height="9.711cm" svg:x="12.604cm" svg:y="3.751cm">
          <draw:text-box>
            <text:p><text:span text:style-name="T5">Program/</text:span></text:p>
            <text:p><text:span text:style-name="T6"><text:tab/></text:span><text:span text:style-name="T5">better_package/</text:span></text:p>
            <text:p><text:span text:style-name="T6"><text:tab/></text:span><text:span text:style-name="T6"> <text:s text:c="6"/></text:span><text:span text:style-name="T5">bpkg2/</text:span></text:p>
            <text:p><text:span text:style-name="T6"><text:tab/></text:span><text:span text:style-name="T6"> <text:s text:c="11"/></text:span><text:span text:style-name="T6">__init__.py</text:span></text:p>
            <text:p><text:span text:style-name="T6"><text:tab/></text:span><text:span text:style-name="T6"><text:tab/></text:span><text:span text:style-name="T6"><text:tab/></text:span><text:span text:style-name="T6">f_bpk2.py</text:span></text:p>
            <text:p><text:span text:style-name="T6"><text:tab/></text:span><text:span text:style-name="T6"> <text:s text:c="11"/></text:span><text:span text:style-name="T5">bpk2a/</text:span></text:p>
            <text:p><text:span text:style-name="T6"><text:tab/></text:span><text:span text:style-name="T6"> <text:s text:c="15"/></text:span><text:span text:style-name="T6">f_bpk2a.py</text:span></text:p>
            <text:p><text:span text:style-name="T6"><text:tab/></text:span><text:span text:style-name="T6"> <text:s text:c="15"/></text:span><text:span text:style-name="T6">__init__.py</text:span></text:p>
            <text:p><text:span text:style-name="T6"><text:tab/></text:span><text:span text:style-name="T6"> <text:s text:c="11"/></text:span><text:span text:style-name="T5">bpk2b/</text:span></text:p>
            <text:p><text:span text:style-name="T6"><text:tab/></text:span><text:span text:style-name="T6"> <text:s text:c="15"/></text:span><text:span text:style-name="T6">f_bpk2b.py</text:span></text:p>
            <text:p><text:span text:style-name="T6"><text:tab/></text:span><text:span text:style-name="T6"> <text:s text:c="15"/></text:span><text:span text:style-name="T6">__init__.p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7.046cm" svg:height="1.407cm" svg:x="0.477cm" svg:y="0.371cm" presentation:class="title">
          <draw:text-box>
            <text:p>Code in __init__.py</text:p>
          </draw:text-box>
        </draw:frame>
        <draw:frame presentation:style-name="pr4" draw:layer="layout" svg:width="27.335cm" svg:height="7.366cm" svg:x="0.508cm" svg:y="8.128cm" presentation:class="outline" presentation:user-transformed="true">
          <draw:text-box>
            <text:list text:style-name="L2">
              <text:list-item>
                <text:p>If use just <text:span text:style-name="T7">import</text:span><text:span text:style-name="T6"> f_bpk</text:span> error will occur.</text:p>
              </text:list-item>
              <text:list-item>
                <text:p>This is because <text:span text:style-name="T7">import</text:span><text:span text:style-name="T6"> f_bpk</text:span> means that f_bpk must be in the same folder of the main program, but it does not.</text:p>
              </text:list-item>
              <text:list-item>
                <text:p>Dot “.” means from the directory that __init__.py is located</text:p>
              </text:list-item>
              <text:list-item>
                <text:p>Dotdot “..” is for parent directory</text:p>
              </text:list-item>
            </text:list>
          </draw:text-box>
        </draw:frame>
        <draw:frame draw:style-name="gr8" draw:text-style-name="P8" draw:layer="layout" svg:width="13.208cm" svg:height="5.353cm" svg:x="0.508cm" svg:y="2.267cm">
          <draw:text-box>
            <text:p><text:span text:style-name="T5">program/</text:span><text:span text:style-name="T5">better_package/</text:span><text:span text:style-name="T6">__init__.py</text:span></text:p>
            <text:p><text:span text:style-name="T6"/></text:p>
            <text:p><text:span text:style-name="T7">from</text:span><text:span text:style-name="T6"> . </text:span><text:span text:style-name="T7">import</text:span><text:span text:style-name="T6"> f_bpk</text:span></text:p>
            <text:p><text:span text:style-name="T7">from</text:span><text:span text:style-name="T6"> . </text:span><text:span text:style-name="T7">import</text:span><text:span text:style-name="T6"> bpkg1</text:span></text:p>
            <text:p><text:span text:style-name="T7">from</text:span><text:span text:style-name="T6"> . </text:span><text:span text:style-name="T7">import</text:span><text:span text:style-name="T6"> bpkg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7.046cm" svg:height="1.407cm" svg:x="0.477cm" svg:y="0.371cm" presentation:class="title">
          <draw:text-box>
            <text:p>Code in __init__.py</text:p>
          </draw:text-box>
        </draw:frame>
        <draw:frame draw:style-name="gr9" draw:text-style-name="P8" draw:layer="layout" svg:width="15.748cm" svg:height="5.411cm" svg:x="0.254cm" svg:y="2.286cm">
          <draw:text-box>
            <text:p><text:span text:style-name="T5">program/</text:span><text:span text:style-name="T5">better_package/bpkg1/</text:span><text:span text:style-name="T6">__init__.py</text:span></text:p>
            <text:p><text:span text:style-name="T6"/></text:p>
            <text:p><text:span text:style-name="T7">from</text:span><text:span text:style-name="T6"> . </text:span><text:span text:style-name="T7">import</text:span><text:span text:style-name="T6"> f2_bpk1</text:span></text:p>
            <text:p><text:span text:style-name="T7">from</text:span><text:span text:style-name="T6"> . </text:span><text:span text:style-name="T7">import</text:span><text:span text:style-name="T6"> f_bpk1</text:span></text:p>
            <text:p><text:span text:style-name="T7">from</text:span><text:span text:style-name="T6"> . </text:span><text:span text:style-name="T7">import</text:span><text:span text:style-name="T6"> bpk1a</text:span></text:p>
            <text:p><text:span text:style-name="T7">from</text:span><text:span text:style-name="T6"> . </text:span><text:span text:style-name="T7">import</text:span><text:span text:style-name="T6"> bpk1b</text:span></text:p>
          </draw:text-box>
        </draw:frame>
        <draw:frame draw:style-name="gr10" draw:text-style-name="P8" draw:layer="layout" svg:width="19.304cm" svg:height="3.125cm" svg:x="0.254cm" svg:y="8.636cm">
          <draw:text-box>
            <text:p><text:span text:style-name="T5">program/</text:span><text:span text:style-name="T5">better_package/bpkg1/bpk1a/</text:span><text:span text:style-name="T6">__init__.py</text:span></text:p>
            <text:p><text:span text:style-name="T6"/></text:p>
            <text:p><text:span text:style-name="T7">from</text:span><text:span text:style-name="T6"> . </text:span><text:span text:style-name="T7">import</text:span><text:span text:style-name="T6"> f_bpk1a</text:span></text:p>
          </draw:text-box>
        </draw:frame>
        <draw:frame draw:style-name="gr10" draw:text-style-name="P8" draw:layer="layout" svg:width="19.304cm" svg:height="3.125cm" svg:x="0.254cm" svg:y="12.369cm">
          <draw:text-box>
            <text:p><text:span text:style-name="T5">program/</text:span><text:span text:style-name="T5">better_package/bpkg1/bpk1b/</text:span><text:span text:style-name="T6">__init__.py</text:span></text:p>
            <text:p><text:span text:style-name="T6"/></text:p>
            <text:p><text:span text:style-name="T7">from</text:span><text:span text:style-name="T6"> . </text:span><text:span text:style-name="T7">import</text:span><text:span text:style-name="T6"> f_bpk1b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7.046cm" svg:height="1.407cm" svg:x="0.477cm" svg:y="0.371cm" presentation:class="title">
          <draw:text-box>
            <text:p>Code in __init__.py</text:p>
          </draw:text-box>
        </draw:frame>
        <draw:frame draw:style-name="gr11" draw:text-style-name="P8" draw:layer="layout" svg:width="15.748cm" svg:height="4.572cm" svg:x="0.254cm" svg:y="2.286cm">
          <draw:text-box>
            <text:p><text:span text:style-name="T5">program/</text:span><text:span text:style-name="T5">better_package/bpkg2/</text:span><text:span text:style-name="T6">__init__.py</text:span></text:p>
            <text:p><text:span text:style-name="T6"/></text:p>
            <text:p><text:span text:style-name="T7">from</text:span><text:span text:style-name="T6"> . </text:span><text:span text:style-name="T7">import</text:span><text:span text:style-name="T6"> bpk2a</text:span></text:p>
            <text:p><text:span text:style-name="T7">from</text:span><text:span text:style-name="T6"> . </text:span><text:span text:style-name="T7">import</text:span><text:span text:style-name="T6"> bpk2b</text:span></text:p>
            <text:p><text:span text:style-name="T7">from</text:span><text:span text:style-name="T6"> . </text:span><text:span text:style-name="T7">import</text:span><text:span text:style-name="T6"> f_bpk2</text:span></text:p>
          </draw:text-box>
        </draw:frame>
        <draw:frame draw:style-name="gr12" draw:text-style-name="P8" draw:layer="layout" svg:width="18.288cm" svg:height="2.831cm" svg:x="0.254cm" svg:y="7.874cm">
          <draw:text-box>
            <text:p><text:span text:style-name="T5">program/</text:span><text:span text:style-name="T5">better_package/bpkg2/bpk2a/</text:span><text:span text:style-name="T6">__init__.py</text:span></text:p>
            <text:p><text:span text:style-name="T6"/></text:p>
            <text:p><text:span text:style-name="T7">from</text:span><text:span text:style-name="T6"> . </text:span><text:span text:style-name="T7">import</text:span><text:span text:style-name="T6"> f_bpk2a</text:span></text:p>
          </draw:text-box>
        </draw:frame>
        <draw:frame draw:style-name="gr12" draw:text-style-name="P8" draw:layer="layout" svg:width="18.288cm" svg:height="2.831cm" svg:x="0.254cm" svg:y="11.938cm">
          <draw:text-box>
            <text:p><text:span text:style-name="T5">program/</text:span><text:span text:style-name="T5">better_package/bpkg2/bpk2b/</text:span><text:span text:style-name="T6">__init__.py</text:span></text:p>
            <text:p><text:span text:style-name="T6"/></text:p>
            <text:p><text:span text:style-name="T7">from</text:span><text:span text:style-name="T6"> . </text:span><text:span text:style-name="T7">import</text:span><text:span text:style-name="T6"> f_bpk2b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7.046cm" svg:height="1.407cm" svg:x="0.477cm" svg:y="0.371cm" presentation:class="title">
          <draw:text-box>
            <text:p>Import other jupyter notebook function</text:p>
          </draw:text-box>
        </draw:frame>
        <draw:frame presentation:style-name="pr4" draw:layer="layout" svg:width="27.335cm" svg:height="13.462cm" svg:x="0.508cm" svg:y="2.032cm" presentation:class="outline">
          <draw:text-box>
            <text:list text:style-name="L2">
              <text:list-item>
                <text:p>Need to run some code first, then import as usual.</text:p>
                <text:list>
                  <text:list-item>
                    <text:p>The code to be run is given in the notebook example</text:p>
                  </text:list-item>
                </text:list>
              </text:list-item>
            </text:list>
          </draw:text-box>
        </draw:frame>
        <draw:frame draw:style-name="gr13" draw:text-style-name="P8" draw:layer="layout" svg:width="9.398cm" svg:height="7.991cm" svg:x="0.762cm" svg:y="5.334cm">
          <draw:text-box>
            <text:p><text:span text:style-name="T5">program2/</text:span></text:p>
            <text:p><text:span text:style-name="T6"><text:s text:c="4"/></text:span><text:span text:style-name="T6">main_load_nb.ipynb</text:span></text:p>
            <text:p><text:span text:style-name="T6"><text:s text:c="4"/></text:span><text:span text:style-name="T5">pkg/</text:span></text:p>
            <text:p><text:span text:style-name="T6"><text:s text:c="8"/></text:span><text:span text:style-name="T6">module_a.ipynb</text:span></text:p>
          </draw:text-box>
        </draw:frame>
        <draw:frame draw:style-name="gr13" draw:text-style-name="P8" draw:layer="layout" svg:width="14.478cm" svg:height="7.991cm" svg:x="12.192cm" svg:y="5.335cm">
          <draw:text-box>
            <text:p><text:span text:style-name="T5">program2/pkg/</text:span><text:span text:style-name="T6">module_a.ipynb</text:span></text:p>
            <text:p><text:span text:style-name="T6"/></text:p>
            <text:p><text:span text:style-name="T8">def</text:span><text:span text:style-name="T6"> </text:span><text:span text:style-name="T9">ma_hello</text:span><text:span text:style-name="T6">():</text:span></text:p>
            <text:p><text:span text:style-name="T6"><text:s text:c="4"/></text:span><text:span text:style-name="T8">print</text:span><text:span text:style-name="T6">(</text:span><text:span text:style-name="T10">'hello from module a'</text:span><text:span text:style-name="T6">)</text:span></text:p>
            <text:p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a8" fo:font-size="100%"/>
          </text:list-level-style-number>
          <text:list-level-style-bullet text:level="2" text:bullet-char="➢">
            <style:list-level-properties/>
            <style:text-properties fo:font-family="StarSymbol" style:font-charset="x-symbol" fo:color="#0000a8" fo:font-size="100%"/>
          </text:list-level-style-bullet>
          <text:list-level-style-bullet text:level="3" text:bullet-char="➢">
            <style:list-level-properties text:space-before="0.635cm" text:min-label-width="1.016cm"/>
            <style:text-properties fo:font-family="StarSymbol" style:font-charset="x-symbol" fo:color="#0000a8" fo:font-size="100%"/>
          </text:list-level-style-bullet>
          <text:list-level-style-bullet text:level="4" text:bullet-char="➢">
            <style:list-level-properties text:space-before="1.27cm" text:min-label-width="1.016cm"/>
            <style:text-properties fo:font-family="StarSymbol" style:font-charset="x-symbol" fo:color="#0000a8" fo:font-size="100%"/>
          </text:list-level-style-bullet>
          <text:list-level-style-bullet text:level="5" text:bullet-char="➢">
            <style:list-level-properties text:space-before="1.905cm" text:min-label-width="1.016cm"/>
            <style:text-properties fo:font-family="StarSymbol" style:font-charset="x-symbol" fo:color="#0000a8" fo:font-size="100%"/>
          </text:list-level-style-bullet>
          <text:list-level-style-bullet text:level="6" text:bullet-char="➢">
            <style:list-level-properties text:space-before="2.54cm" text:min-label-width="1.016cm"/>
            <style:text-properties fo:font-family="StarSymbol" style:font-charset="x-symbol" fo:color="#0000a8" fo:font-size="100%"/>
          </text:list-level-style-bullet>
          <text:list-level-style-bullet text:level="7" text:bullet-char="➢">
            <style:list-level-properties text:space-before="3.175cm" text:min-label-width="1.016cm"/>
            <style:text-properties fo:font-family="StarSymbol" style:font-charset="x-symbol" fo:color="#0000a8" fo:font-size="100%"/>
          </text:list-level-style-bullet>
          <text:list-level-style-bullet text:level="8" text:bullet-char="➢">
            <style:list-level-properties text:space-before="3.81cm" text:min-label-width="1.016cm"/>
            <style:text-properties fo:font-family="StarSymbol" style:font-charset="x-symbol" fo:color="#0000a8" fo:font-size="100%"/>
          </text:list-level-style-bullet>
          <text:list-level-style-bullet text:level="9" text:bullet-char="➢">
            <style:list-level-properties text:space-before="4.445cm" text:min-label-width="1.016cm"/>
            <style:text-properties fo:font-family="StarSymbol" style:font-charset="x-symbol" fo:color="#0000a8" fo:font-size="100%"/>
          </text:list-level-style-bullet>
          <text:list-level-style-bullet text:level="10" text:bullet-char="➢">
            <style:list-level-properties text:space-before="5.08cm" text:min-label-width="1.016cm"/>
            <style:text-properties fo:font-family="StarSymbol" style:font-charset="x-symbol" fo:color="#0000a8" fo:font-size="100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0000a8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6cm" fo:margin-bottom="0cm" fo:text-indent="0cm"/>
      <style:text-properties fo:color="#0000a8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fo:color="#0000a8" fo:font-size="26pt" style:font-size-asian="26pt" style:font-size-complex="26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color="#0000a8" fo:font-size="26pt" style:font-size-asian="26pt" style:font-size-complex="26pt"/>
    </style:style>
    <style:style style:name="Default-outline5" style:family="presentation" style:parent-style-name="Default-outline4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a8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44pt" style:font-size-complex="44pt"/>
    </style:style>
    <style:style style:name="MT3" style:family="text">
      <style:text-properties fo:font-size="26pt" style:font-size-asian="40pt" style:font-size-complex="40pt"/>
    </style:style>
    <style:style style:name="MT4" style:family="text">
      <style:text-properties fo:font-size="24pt" style:font-size-asian="36pt" style:font-size-complex="36pt"/>
    </style:style>
    <style:style style:name="MT5" style:family="text">
      <style:text-properties fo:font-size="2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a8" fo:font-size="100%"/>
      </text:list-level-style-number>
      <text:list-level-style-bullet text:level="2" text:bullet-char="➢">
        <style:list-level-properties/>
        <style:text-properties fo:font-family="StarSymbol" style:font-charset="x-symbol" fo:color="#0000a8" fo:font-size="100%"/>
      </text:list-level-style-bullet>
      <text:list-level-style-bullet text:level="3" text:bullet-char="➢">
        <style:list-level-properties text:space-before="0.635cm" text:min-label-width="1.016cm"/>
        <style:text-properties fo:font-family="StarSymbol" style:font-charset="x-symbol" fo:color="#0000a8" fo:font-size="100%"/>
      </text:list-level-style-bullet>
      <text:list-level-style-bullet text:level="4" text:bullet-char="➢">
        <style:list-level-properties text:space-before="1.27cm" text:min-label-width="1.016cm"/>
        <style:text-properties fo:font-family="StarSymbol" style:font-charset="x-symbol" fo:color="#0000a8" fo:font-size="100%"/>
      </text:list-level-style-bullet>
      <text:list-level-style-bullet text:level="5" text:bullet-char="➢">
        <style:list-level-properties text:space-before="1.905cm" text:min-label-width="1.016cm"/>
        <style:text-properties fo:font-family="StarSymbol" style:font-charset="x-symbol" fo:color="#0000a8" fo:font-size="100%"/>
      </text:list-level-style-bullet>
      <text:list-level-style-bullet text:level="6" text:bullet-char="➢">
        <style:list-level-properties text:space-before="2.54cm" text:min-label-width="1.016cm"/>
        <style:text-properties fo:font-family="StarSymbol" style:font-charset="x-symbol" fo:color="#0000a8" fo:font-size="100%"/>
      </text:list-level-style-bullet>
      <text:list-level-style-bullet text:level="7" text:bullet-char="➢">
        <style:list-level-properties text:space-before="3.175cm" text:min-label-width="1.016cm"/>
        <style:text-properties fo:font-family="StarSymbol" style:font-charset="x-symbol" fo:color="#0000a8" fo:font-size="100%"/>
      </text:list-level-style-bullet>
      <text:list-level-style-bullet text:level="8" text:bullet-char="➢">
        <style:list-level-properties text:space-before="3.81cm" text:min-label-width="1.016cm"/>
        <style:text-properties fo:font-family="StarSymbol" style:font-charset="x-symbol" fo:color="#0000a8" fo:font-size="100%"/>
      </text:list-level-style-bullet>
      <text:list-level-style-bullet text:level="9" text:bullet-char="➢">
        <style:list-level-properties text:space-before="4.445cm" text:min-label-width="1.016cm"/>
        <style:text-properties fo:font-family="StarSymbol" style:font-charset="x-symbol" fo:color="#0000a8" fo:font-size="100%"/>
      </text:list-level-style-bullet>
      <text:list-level-style-bullet text:level="10" text:bullet-char="➢">
        <style:list-level-properties text:space-before="5.08cm" text:min-label-width="1.016cm"/>
        <style:text-properties fo:font-family="StarSymbol" style:font-charset="x-symbol" fo:color="#0000a8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7.046cm" svg:height="1.407cm" svg:x="0.477cm" svg:y="0.371cm" presentation:class="title">
        <draw:text-box>
          <text:p>Click to edit the title text format</text:p>
        </draw:text-box>
      </draw:frame>
      <draw:frame presentation:style-name="Mpr2" draw:layer="backgroundobjects" svg:width="27.335cm" svg:height="13.462cm" svg:x="0.508cm" svg:y="2.03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5T12:09:18.710534778</meta:creation-date>
    <dc:date>2017-09-14T14:49:23.583079383</dc:date>
    <meta:editing-duration>P1DT6H17M50S</meta:editing-duration>
    <meta:editing-cycles>26</meta:editing-cycles>
    <meta:generator>LibreOffice/5.3.1.2$Linux_X86_64 LibreOffice_project/30m0$Build-2</meta:generator>
    <meta:document-statistic meta:object-count="72"/>
  </office:meta>
</office:document-meta>
</file>